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ime-appekg-si1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103.21" calcext:value-type="float">
            <text:p>103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appekg-si1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103.31" calcext:value-type="float">
            <text:p>103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appekg-si1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102.73" calcext:value-type="float">
            <text:p>102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appekg-si10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102.28" calcext:value-type="float">
            <text:p>102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appekg-si10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102.87" calcext:value-type="float">
            <text:p>102.87</text:p>
          </table:table-cell>
          <table:table-cell table:formula="of:=AVERAGE([.D1:.D5])" office:value-type="float" office:value="102.88" calcext:value-type="float">
            <text:p>102.88</text:p>
          </table:table-cell>
          <table:table-cell table:formula="of:=[.E5]/[.E$25]" office:value-type="float" office:value="1.2789974887491" calcext:value-type="float">
            <text:p>1.2789974887491</text:p>
          </table:table-cell>
          <table:table-cell table:formula="of:=MIN([.D1:.D5])" office:value-type="float" office:value="102.28" calcext:value-type="float">
            <text:p>102.28</text:p>
          </table:table-cell>
        </table:table-row>
        <table:table-row table:style-name="ro1">
          <table:table-cell office:value-type="string" calcext:value-type="string">
            <text:p>time-appekg-si1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101.73" calcext:value-type="float">
            <text:p>101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appekg-si1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102.52" calcext:value-type="float">
            <text:p>102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appekg-si1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103.35" calcext:value-type="float">
            <text:p>103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appekg-si1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103.64" calcext:value-type="float">
            <text:p>10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appekg-si1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103.89" calcext:value-type="float">
            <text:p>103.89</text:p>
          </table:table-cell>
          <table:table-cell table:formula="of:=AVERAGE([.D6:.D10])" office:value-type="float" office:value="103.026" calcext:value-type="float">
            <text:p>103.026</text:p>
          </table:table-cell>
          <table:table-cell table:formula="of:=[.E10]/[.E$25]" office:value-type="float" office:value="1.28081255128173" calcext:value-type="float">
            <text:p>1.28081255128173</text:p>
          </table:table-cell>
          <table:table-cell table:formula="of:=MIN([.D6:.D10])" office:value-type="float" office:value="101.73" calcext:value-type="float">
            <text:p>101.73</text:p>
          </table:table-cell>
        </table:table-row>
        <table:table-row table:style-name="ro1">
          <table:table-cell office:value-type="string" calcext:value-type="string">
            <text:p>time-appekg-si5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appekg-si5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104.11" calcext:value-type="float">
            <text:p>104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appekg-si5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107.63" calcext:value-type="float">
            <text:p>107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appekg-si5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100.58" calcext:value-type="float">
            <text:p>100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appekg-si5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104.49" calcext:value-type="float">
            <text:p>104.49</text:p>
          </table:table-cell>
          <table:table-cell table:formula="of:=AVERAGE([.D11:.D15])" office:value-type="float" office:value="103.962" calcext:value-type="float">
            <text:p>103.962</text:p>
          </table:table-cell>
          <table:table-cell table:formula="of:=[.E15]/[.E$25]" office:value-type="float" office:value="1.29244884258684" calcext:value-type="float">
            <text:p>1.29244884258684</text:p>
          </table:table-cell>
          <table:table-cell table:formula="of:=MIN([.D11:.D15])" office:value-type="float" office:value="100.58" calcext:value-type="float">
            <text:p>100.58</text:p>
          </table:table-cell>
        </table:table-row>
        <table:table-row table:style-name="ro1">
          <table:table-cell office:value-type="string" calcext:value-type="string">
            <text:p>time-appekg-si6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107.15" calcext:value-type="float">
            <text:p>10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appekg-si60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101.48" calcext:value-type="float">
            <text:p>101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appekg-si60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108.42" calcext:value-type="float">
            <text:p>108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appekg-si60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103.28" calcext:value-type="float">
            <text:p>103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appekg-si60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103.65" calcext:value-type="float">
            <text:p>103.65</text:p>
          </table:table-cell>
          <table:table-cell table:formula="of:=AVERAGE([.D16:.D20])" office:value-type="float" office:value="104.796" calcext:value-type="float">
            <text:p>104.796</text:p>
          </table:table-cell>
          <table:table-cell table:formula="of:=[.E20]/[.E$25]" office:value-type="float" office:value="1.30281707650613" calcext:value-type="float">
            <text:p>1.30281707650613</text:p>
          </table:table-cell>
          <table:table-cell table:formula="of:=MIN([.D16:.D20])" office:value-type="float" office:value="101.48" calcext:value-type="float">
            <text:p>101.48</text:p>
          </table:table-cell>
        </table:table-row>
        <table:table-row table:style-name="ro1">
          <table:table-cell office:value-type="string" calcext:value-type="string">
            <text:p>time-clean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80.01" calcext:value-type="float">
            <text:p>8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clean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80.05" calcext:value-type="float">
            <text:p>8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clean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80.27" calcext:value-type="float">
            <text:p>8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clean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80.53" calcext:value-type="float">
            <text:p>80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clean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81.33" calcext:value-type="float">
            <text:p>81.33</text:p>
          </table:table-cell>
          <table:table-cell table:formula="of:=AVERAGE([.D21:.D25])" office:value-type="float" office:value="80.438" calcext:value-type="float">
            <text:p>80.438</text:p>
          </table:table-cell>
          <table:table-cell/>
          <table:table-cell table:formula="of:=MIN([.D21:.D25])" office:value-type="float" office:value="80.01" calcext:value-type="float">
            <text:p>8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8T12:43:59.288825480</dc:date>
    <meta:editing-duration>PT2M21S</meta:editing-duration>
    <meta:editing-cycles>1</meta:editing-cycles>
    <meta:document-statistic meta:table-count="1" meta:cell-count="114" meta:object-count="0"/>
    <meta:generator>LibreOffice/7.3.7.2$Linux_X86_64 LibreOffice_project/30$Build-2</meta:generator>
  </office:meta>
</office:document-meta>
</file>